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3</text:p>
      <text:p text:style-name="Standard">Woodrow Wilson was directly and indirectly responsible for WWII.</text:p>
      <text:p text:style-name="Standard">Wilson is somewhat of a visionary, and also a problem.</text:p>
      <text:p text:style-name="Standard">Economic development helps propel our role in world. Also cultural need for revival of masculinity.</text:p>
      <text:p text:style-name="Standard">Also strategic issue pushes American involvement.</text:p>
      <text:p text:style-name="Standard">Increase global access to US goods.</text:p>
      <text:p text:style-name="Standard">Projection of American power has variety of reasons behind it.</text:p>
      <text:p text:style-name="Standard"/>
      <text:p text:style-name="Standard">Woodrow Wilson introduces problematic element.</text:p>
      <text:p text:style-name="Standard">Woodrow Wilson has the personality where he thinks he is always right.</text:p>
      <text:p text:style-name="Standard">Wilson's father was a Presbyterian minister.</text:p>
      <text:p text:style-name="Standard">Believed U.S. was rare among all countries, that we would lead the world to greater freedom.</text:p>
      <text:p text:style-name="Standard">When we invade people, it's not to invade them, but to give them freedom.</text:p>
      <text:p text:style-name="Standard">Exceptionalism.</text:p>
      <text:p text:style-name="Standard">Elected president in 1912.</text:p>
      <text:p text:style-name="Standard">Woodrow Wilson intended not to care about foreign policies.</text:p>
      <text:p text:style-name="Standard">Wilson intended to only focus on domestic policy, as he had no experience with foreign affairs.</text:p>
      <text:p text:style-name="Standard">Wilson is involved in this international conflict despite knowing himself that he is not suited for it.</text:p>
      <text:p text:style-name="Standard">Wilson is involved in a conflict where he is convinced we are right so everyone else is wrong.</text:p>
      <text:p text:style-name="Standard">Sides involved:</text:p>
      <text:p text:style-name="Standard">European countries of Germany, Austria, Turkey</text:p>
      <text:p text:style-name="Standard"/>
      <text:p text:style-name="Standard">Other side:</text:p>
      <text:p text:style-name="Standard">Britain, France, Italy, and eventually Russia.</text:p>
      <text:p text:style-name="Standard">Russia becomes Soviet Union/begins reform in 1917, February 1 to October 17, then joins ^.</text:p>
      <text:p text:style-name="Standard">We sided with Britain, France, Italy, and Russia.</text:p>
      <text:p text:style-name="Standard">(10 minute notes)</text:p>
      <text:p text:style-name="Standard">When war begins Wilson declares we will be neutral.</text:p>
      <text:p text:style-name="Standard">Reason being we want to preserve a role for mediation.</text:p>
      <text:p text:style-name="Standard">So we are trusted for peace.</text:p>
      <text:p text:style-name="Standard">Problematic execution.</text:p>
      <text:p text:style-name="Standard">We will be neutral as Wilson insisted, in thought and action.</text:p>
      <text:p text:style-name="Standard">Wilson's mother was British.</text:p>
      <text:p text:style-name="Standard">Not possible for Americans to be neutral in thought because 1/3 of them were immigrants.</text:p>
      <text:p text:style-name="Standard">8 million german-americans deeply interested in outcome of war for germany.</text:p>
      <text:p text:style-name="Standard">4 million irish immigrants, bitter at centuries of british rule, oppression, wanted to see england lose.</text:p>
      <text:p text:style-name="Standard">Old-stock americans deeply, culturaly pro-british.</text:p>
      <text:p text:style-name="Standard">Not possible to be neutral in thought, biased.</text:p>
      <text:p text:style-name="Standard">Neutrality never materializes. Economically in particular.</text:p>
      <text:p text:style-name="Standard">How it develops.</text:p>
      <text:p text:style-name="Standard"/>
      <text:p text:style-name="Standard">North Sea english channel, Britain and Germany both utilize economic warfare.</text:p>
      <text:p text:style-name="Standard">English put blockade around Germany. Position at beginning english channel, top of Germany.</text:p>
      <text:p text:style-name="Standard">Anything that approaches germany, stop, investigate, military use confiscate it.</text:p>
      <text:p text:style-name="Standard">If German people don't have enough food, not enough workers, not enough guns produced.</text:p>
      <text:p text:style-name="Standard">Attempt to starve Germany.</text:p>
      <text:p text:style-name="Standard">Germans do same thing to Britain.</text:p>
      <text:p text:style-name="Standard"><text:soft-page-break/>Germans rely on submarines.</text:p>
      <text:p text:style-name="Standard">Causes problem.</text:p>
      <text:p text:style-name="Standard">International law stipulated that commerce raiders have rules.</text:p>
      <text:p text:style-name="Standard">Most importantly, commercial ships have to be given ample warning.</text:p>
      <text:p text:style-name="Standard">Arrangements have to be made for the survival of the crew and passengers.</text:p>
      <text:p text:style-name="Standard">From perspectives of German if they abide international law they will get slaughtered, so they can't.</text:p>
      <text:p text:style-name="Standard">America must remain neutral, to be able to safely end the war.</text:p>
      <text:p text:style-name="Standard">In reality, America could not remain neutral.</text:p>
      <text:p text:style-name="Standard">To abide by international law, Germans gave warning.</text:p>
      <text:p text:style-name="Standard">Wilson insisted this didn't apply to US because we're neutral.</text:p>
      <text:p text:style-name="Standard">May 7<text:span text:style-name="T1">th</text:span> 1915, Germans sank Lusitania, British passenger liner, killed 1100 people, over 100 Americans.</text:p>
      <text:p text:style-name="Standard">In response, Wilson demanded under penalty in a break under diplomatic relations, that Germans stop sinking passenger liners.</text:p>
      <text:p text:style-name="Standard">In early 1916, Germans agreed at the threat of America entering the war to stop sinking passenger liners, so American neutrals can safely travel.</text:p>
      <text:p text:style-name="Standard">Value of trade between America, France, and Britain skyrocketed.</text:p>
      <text:p text:style-name="Standard">Volume of trade plummets between America and Germany.</text:p>
      <text:p text:style-name="Standard"/>
      <text:p text:style-name="Standard">Election in 1916, Wilson narrowly wins against Hughes.</text:p>
      <text:p text:style-name="Standard">Wins by 600,000 votes. Wins by California.</text:p>
      <text:p text:style-name="Standard">Wilson wins on the platform of “I'm keeping us out of the war, and I'll continue to keep us out of the war”.</text:p>
      <text:p text:style-name="Standard">January 1917, Wilson talking about vision of a post-war world.</text:p>
      <text:p text:style-name="Standard">Wilson started to talk about peace without victory.</text:p>
      <text:p text:style-name="Standard">Victory as Wilson explained, that if one country wins they would impose terms on the other side, and they would be resented. End military alliances.</text:p>
      <text:p text:style-name="Standard">Issue was millions of European men had already died.</text:p>
      <text:p text:style-name="Standard">Wilson is aided by 2 German decisions turn out catastrophic.</text:p>
      <text:p text:style-name="Standard">Americans go from favoring neutrality to favoring intervention in self-defense.<text:line-break/>Reasons are 1. Telegram</text:p>
      <text:p text:style-name="Standard">On January 16, 1917, British intercepted telegraph from Germany to Mexico, saying that if America and Germany go to war, Mexico should ally with Germany and make war with America, would provide generous financial support, and after they won the war, Germany would help Mexico to reconquer lost territories in Texas, New Mexico, and Arizona, take them back from America. (lost them in 1848)</text:p>
      <text:p text:style-name="Standard">Britain sat on it for a month, did nothing with that information.</text:p>
      <text:p text:style-name="Standard">2.</text:p>
      <text:p text:style-name="Standard">End of January 1917, German military high command made the decision to resume submarine warfare.</text:p>
      <text:p text:style-name="Standard">Expectation was if they starve Great Britain by sinking anything that approaches it for 4 months, they could stop them before America can do anything.</text:p>
      <text:p text:style-name="Standard">French army is already broken.</text:p>
      <text:p text:style-name="Standard">German officers convinced emperor to resume submarine warfare.</text:p>
      <text:p text:style-name="Standard">American army before war numbered 100,000.</text:p>
      <text:p text:style-name="Standard">German army numbered over 2 million, not counting ones fighting Russians.</text:p>
      <text:p text:style-name="Standard">German army of combined force of at least 4 million. So they think by the time America gets an army together, the war will be over.</text:p>
      <text:p text:style-name="Standard"/>
      <text:p text:style-name="Standard"><text:soft-page-break/><text:s/>Wilson addressed Congress</text:p>
      <text:p text:style-name="Standard">(April 2 1917,) Wilson addressed to congress, a proposal of a declaration of war on Germany and Austria. Sworn in in March, addressed congress a month later.</text:p>
      <text:p text:style-name="Standard">Wilson raises the hope of creating a better world. </text:p>
      <text:p text:style-name="Standard">Our motive not revenge, “vindication of human right” (had been no discrimination, all nations affected, even neutral ones)</text:p>
      <text:p text:style-name="Standard">Germans are not obeying international law and its been impossible for anyone to defend themselves or to stop them. “The right is more precious than the peace.” we will end the war. It's all about democracy for all countries. (even though many in our own country don't have democracy; women, etc)</text:p>
      <text:p text:style-name="Standard">paints a picture of all this peace. It works, war is declared. Still have to build an army,</text:p>
      <text:p text:style-name="Standard">Immediately, american loans start flowing to britain and france. Emperor of russia driven out, so we can fight with russia, no problems. We need to build army so America starts the draft. We hope that Britain and France can hold up until we get our forces there. </text:p>
      <text:p text:style-name="Standard">March 1918, germans need to move quickly, americans starting to show in force. America successful in german battles, driving them out. </text:p>
      <text:p text:style-name="Standard">American enters war towards the end; so many other countries have suffered so much, have millions of casualties. </text:p>
      <text:p text:style-name="Standard">This undermines what Wilson has said would happen. Will lead to breakdown in peace negotiations. 14 points of peace negotiations.</text:p>
      <text:p text:style-name="Standard"/>
      <text:p text:style-name="Standard"/>
      <text:p text:style-name="Standard">(33 minute notes)</text:p>
      <text:p text:style-name="Standard"/>
      <text:p text:style-name="Standard">(End at 42 minu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3/02/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3-02T13:47:13.78</meta:creation-date>
    <meta:generator>OpenOffice/4.1.3$Win32 OpenOffice.org_project/413m1$Build-9783</meta:generator>
    <dc:date>2018-05-10T14:40:05.15</dc:date>
    <dc:creator>Timothy Cayer</dc:creator>
    <meta:editing-duration>PT5H41M58S</meta:editing-duration>
    <meta:editing-cycles>40</meta:editing-cycles>
    <meta:document-statistic meta:table-count="0" meta:image-count="0" meta:object-count="0" meta:page-count="3" meta:paragraph-count="91" meta:word-count="1075" meta:character-count="6652"/>
  </office:meta>
</office:document-meta>
</file>